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4.3cm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 fo:min-height="1.55cm" fo:min-width="4.3cm"/>
    </style:style>
    <style:style style:name="gr3" style:family="graphic" style:parent-style-name="standard">
      <style:graphic-properties draw:fill="solid" draw:fill-color="#ffffff" draw:textarea-horizontal-align="left" draw:textarea-vertical-align="top" draw:auto-grow-height="false" fo:min-height="3.15cm" fo:min-width="4.3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1.9cm"/>
    </style:style>
    <style:style style:name="gr5" style:family="graphic" style:parent-style-name="standard">
      <style:graphic-properties draw:fill="solid" draw:fill-color="#ffffff" draw:textarea-horizontal-align="left" draw:textarea-vertical-align="top" draw:auto-grow-height="false" fo:min-height="0.55cm" fo:min-width="4.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/>
      <style:paragraph-properties fo:text-align="star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custom-shape draw:style-name="gr1" draw:text-style-name="P1" draw:layer="layout" svg:width="4.8cm" svg:height="0.8cm" svg:x="15.4cm" svg:y="14.2cm">
          <text:p text:style-name="P1">Réceptio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8cm" svg:height="1.8cm" svg:x="15.388cm" svg:y="15cm">
          <text:list text:style-name="L1">
            <text:list-item>
              <text:p text:style-name="P2"><text:span text:style-name="T1">ID</text:span></text:p>
            </text:list-item>
            <text:list-item>
              <text:p text:style-name="P2"><text:span text:style-name="T2">Libellé</text:span></text:p>
            </text:list-item>
            <text:list-item>
              <text:p text:style-name="P2"><text:span text:style-name="T2">Dat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0.8cm" svg:x="16.2cm" svg:y="3.8cm">
          <text:p text:style-name="P1">Personn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8cm" svg:height="3.4cm" svg:x="16.188cm" svg:y="4.6cm">
          <text:list text:style-name="L1">
            <text:list-item>
              <text:p text:style-name="P2"><text:span text:style-name="T1">ID</text:span></text:p>
            </text:list-item>
            <text:list-item>
              <text:p text:style-name="P2"><text:span text:style-name="T2">Nom</text:span></text:p>
            </text:list-item>
            <text:list-item>
              <text:p text:style-name="P2"><text:span text:style-name="T2">Prénom</text:span></text:p>
            </text:list-item>
            <text:list-item>
              <text:p text:style-name="P2"><text:span text:style-name="T2">Sexe</text:span></text:p>
            </text:list-item>
            <text:list-item>
              <text:p text:style-name="P2"><text:span text:style-name="T2">Date naissance</text:span></text:p>
            </text:list-item>
            <text:list-item>
              <text:p text:style-name="P2"><text:span text:style-name="T2">Professi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0.8cm" svg:x="31.812cm" svg:y="8cm">
          <text:p text:style-name="P1">Pla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8cm" svg:height="1.8cm" svg:x="31.8cm" svg:y="8.8cm">
          <text:list text:style-name="L1">
            <text:list-item>
              <text:p text:style-name="P2"><text:span text:style-name="T1">ID</text:span></text:p>
            </text:list-item>
            <text:list-item>
              <text:p text:style-name="P2"><text:span text:style-name="T2">Nom</text:span></text:p>
            </text:list-item>
            <text:list-item>
              <text:p text:style-name="P2"><text:span text:style-name="T2">Natur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0.8cm" svg:x="31.812cm" svg:y="14.8cm">
          <text:p text:style-name="P1">Vi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8cm" svg:height="1.8cm" svg:x="31.8cm" svg:y="15.6cm">
          <text:list text:style-name="L1">
            <text:list-item>
              <text:p text:style-name="P2"><text:span text:style-name="T1">ID</text:span></text:p>
            </text:list-item>
            <text:list-item>
              <text:p text:style-name="P2"><text:span text:style-name="T2">Nom</text:span></text:p>
            </text:list-item>
            <text:list-item>
              <text:p text:style-name="P2"><text:span text:style-name="T2">Typ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0.8cm" svg:x="43.012cm" svg:y="14.8cm">
          <text:p text:style-name="P1">Type de vi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8cm" svg:height="1.8cm" svg:x="43cm" svg:y="15.6cm">
          <text:list text:style-name="L1">
            <text:list-item>
              <text:p text:style-name="P2"><text:span text:style-name="T1">ID</text:span></text:p>
            </text:list-item>
            <text:list-item>
              <text:p text:style-name="P2"><text:span text:style-name="T2">Région</text:span></text:p>
            </text:list-item>
            <text:list-item>
              <text:p text:style-name="P2"><text:span text:style-name="T2">Typ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1.6cm" svg:x="16.188cm" svg:y="1.4cm">
          <text:p text:style-name="P1">Déplai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4.8cm" svg:height="1.6cm" svg:x="16.188cm" svg:y="9cm">
          <text:p text:style-name="P1">Appréci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8cm" svg:height="0.8cm" svg:x="25.4cm" svg:y="11.8cm">
          <text:p text:style-name="P1">Menu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8cm" svg:height="0.8cm" svg:x="25.4cm" svg:y="12.6cm">
          <text:list text:style-name="L1">
            <text:list-item>
              <text:p text:style-name="P2"><text:span text:style-name="T1">ID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1.6cm" svg:x="25.8cm" svg:y="8.2cm">
          <text:p text:style-name="P1">Compos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4.8cm" svg:height="1.6cm" svg:x="26cm" svg:y="15.4cm">
          <text:p text:style-name="P1">Compos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4.8cm" svg:height="1.6cm" svg:x="31.8cm" svg:y="11.6cm">
          <text:p text:style-name="P1">S'accord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4.8cm" svg:height="1.6cm" svg:x="37.4cm" svg:y="15cm">
          <text:p text:style-name="P1">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4.8cm" svg:height="1.6cm" svg:x="25.8cm" svg:y="4cm">
          <text:p text:style-name="P1">Appréci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4.8cm" svg:height="1.6cm" svg:x="9.6cm" svg:y="11cm">
          <text:p text:style-name="P1">Invi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4.8cm" svg:height="1.6cm" svg:x="21.2cm" svg:y="14.4cm">
          <text:p text:style-name="P1">Propos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8cm" fo:page-height="26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6T19:05:54.933000000</meta:creation-date>
    <dc:title>Diagramme</dc:title>
    <meta:editing-duration>PT3H37M21S</meta:editing-duration>
    <meta:editing-cycles>48</meta:editing-cycles>
    <meta:generator>LibreOffice/5.0.3.2$Windows_X86_64 LibreOffice_project/e5f16313668ac592c1bfb310f4390624e3dbfb75</meta:generator>
    <dc:date>2015-11-25T22:47:13.921000000</dc:date>
    <dc:creator>Sébastien Adam</dc:creator>
    <meta:document-statistic meta:object-count="21"/>
    <meta:template xlink:type="simple" xlink:actuate="onRequest" xlink:title="Diagramme" xlink:href="../../../../../../AppData/Roaming/LibreOffice/4/user/template/Diagramme.otg" meta:date="2014-12-06T19:05:54.762000000"/>
  </office:meta>
</office:document-meta>
</file>